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9" table:default-cell-style-name="ce3"/>
        <table:table-row table:style-name="ro1">
          <table:table-cell table:style-name="ce1" office:value-type="string" calcext:value-type="string" table:number-columns-spanned="30" table:number-rows-spanned="1">
            <text:p>Estados de destino</text:p>
          </table:table-cell>
          <table:covered-table-cell table:number-columns-repeated="29"/>
        </table:table-row>
        <table:table-row table:style-name="ro1">
          <table:table-cell table:style-name="ce2" office:value-type="string" calcext:value-type="string" table:number-columns-spanned="1" table:number-rows-spanned="29">
            <text:p>ORIGEM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</text:p>
          </table:table-cell>
        </table:table-row>
        <table:table-row table:style-name="ro1">
          <table:covered-table-cell/>
          <table:table-cell office:value-type="string" calcext:value-type="string">
            <text:p>AC</text:p>
          </table:table-cell>
          <table:table-cell office:value-type="float" office:value="17" calcext:value-type="float">
            <text:p>17</text:p>
          </table:table-cell>
          <table:table-cell table:number-columns-repeated="26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AM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AP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BA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CE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DF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0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ES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9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GO</text:p>
          </table:table-cell>
          <table:table-cell table:number-columns-repeated="8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MA</text:p>
          </table:table-cell>
          <table:table-cell table:number-columns-repeated="9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MT</text:p>
          </table:table-cell>
          <table:table-cell table:number-columns-repeated="10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MS</text:p>
          </table:table-cell>
          <table:table-cell table:number-columns-repeated="11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MG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PA</text:p>
          </table:table-cell>
          <table:table-cell table:number-columns-repeated="13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PB</text:p>
          </table:table-cell>
          <table:table-cell table:number-columns-repeated="14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PR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PE</text:p>
          </table:table-cell>
          <table:table-cell table:number-columns-repeated="1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PI</text:p>
          </table:table-cell>
          <table:table-cell table:number-columns-repeated="17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RN</text:p>
          </table:table-cell>
          <table:table-cell table:number-columns-repeated="18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RS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RJ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RO</text:p>
          </table:table-cell>
          <table:table-cell table:number-columns-repeated="21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RR</text:p>
          </table:table-cell>
          <table:table-cell table:number-columns-repeated="2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SC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SP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SE</text:p>
          </table:table-cell>
          <table:table-cell table:number-columns-repeated="25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TO</text:p>
          </table:table-cell>
          <table:table-cell table:number-columns-repeated="2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EX</text:p>
          </table:table-cell>
          <table:table-cell table:number-columns-repeated="27" office:value-type="float" office:value="4" calcext:value-type="float">
            <text:p>4</text:p>
          </table:table-cell>
          <table:table-cell/>
        </table:table-row>
      </table:table>
      <table:named-expressions>
        <table:named-range table:name="HTML_1" table:base-cell-address="$Sheet1.$A$1" table:cell-range-address="#REF!"/>
        <table:named-range table:name="HTML_2" table:base-cell-address="$Sheet1.$A$1" table:cell-range-address="$Sheet1.$A$2:.$AD$30"/>
        <table:named-range table:name="HTML_all" table:base-cell-address="$Sheet1.$A$1" table:cell-range-address="$Sheet1.$A$2:.$AD$30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0T17:50:28.685096176</dc:date>
    <meta:editing-duration>PT3M14S</meta:editing-duration>
    <meta:editing-cycles>1</meta:editing-cycles>
    <meta:document-statistic meta:table-count="1" meta:cell-count="841" meta:object-count="0"/>
    <meta:generator>LibreOffice/6.1.6.3$Linux_X86_64 LibreOffice_project/10$Build-3</meta:generator>
  </office:meta>
</office:document-meta>
</file>